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.65">
            <text:p>-208.65</text:p>
          </table:table-cell>
          <table:table-cell table:formula="of:=[.G110]+[.H96]" office:value-type="float" office:value="1872">
            <text:p>187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67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80]-[.H67]" office:value-type="float" office:value="-1543">
            <text:p>-1543</text:p>
          </table:table-cell>
          <table:table-cell office:value-type="float" office:value="6915">
            <text:p>6915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68]" office:value-type="float" office:value="7">
            <text:p>7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81]-[.H68]" office:value-type="float" office:value="5">
            <text:p>5</text:p>
          </table:table-cell>
          <table:table-cell office:value-type="float" office:value="6164">
            <text:p>6164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69]" office:value-type="float" office:value="7">
            <text:p>7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70]" office:value-type="float" office:value="7">
            <text:p>7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71]" office:value-type="float" office:value="7">
            <text:p>7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84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2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85]-[.H72]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73]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86]-[.H73]" office:value-type="float" office:value="2">
            <text:p>2</text:p>
          </table:table-cell>
          <table:table-cell office:value-type="float" office:value="6595">
            <text:p>659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74]" office:value-type="float" office:value="7">
            <text:p>7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87]-[.H74]" office:value-type="float" office:value="114">
            <text:p>114</text:p>
          </table:table-cell>
          <table:table-cell office:value-type="float" office:value="6806">
            <text:p>680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75]" office:value-type="float" office:value="7">
            <text:p>7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88]-[.H75]" office:value-type="float" office:value="312">
            <text:p>312</text:p>
          </table:table-cell>
          <table:table-cell office:value-type="float" office:value="5608">
            <text:p>560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77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78]" office:value-type="float" office:value="7">
            <text:p>7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91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5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38]-[.H26]" office:value-type="float" office:value="-78.9">
            <text:p>-78.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39]-[.H27]" office:value-type="float" office:value="115.55">
            <text:p>115.55</text:p>
          </table:table-cell>
          <table:table-cell office:value-type="float" office:value="1295.22">
            <text:p>1295.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40]-[.H28]" office:value-type="float" office:value="-264.42">
            <text:p>-264.4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29]" office:value-type="float" office:value="4">
            <text:p>4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41]-[.H29]" office:value-type="float" office:value="105.12">
            <text:p>105.12</text:p>
          </table:table-cell>
          <table:table-cell office:value-type="float" office:value="7380.68">
            <text:p>7380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30]" office:value-type="float" office:value="4">
            <text:p>4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42]-[.H30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31]" office:value-type="float" office:value="4">
            <text:p>4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43]-[.H31]" office:value-type="float" office:value="35.5699999999999">
            <text:p>35.57</text:p>
          </table:table-cell>
          <table:table-cell office:value-type="float" office:value="1704.5">
            <text:p>1704.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44]-[.H32]" office:value-type="float" office:value="-225.45">
            <text:p>-225.4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33]" office:value-type="float" office:value="4">
            <text:p>4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45]-[.H33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34]" office:value-type="float" office:value="4">
            <text:p>4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46]-[.H34]" office:value-type="float" office:value="204.83">
            <text:p>204.83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35]" office:value-type="float" office:value="4">
            <text:p>4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47]-[.H3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36]" office:value-type="float" office:value="4">
            <text:p>4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48]-[.H36]" office:value-type="float" office:value="-56.35">
            <text:p>-56.3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37]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49]-[.H37]" office:value-type="float" office:value="31.3800000000001">
            <text:p>31.38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50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9]" office:value-type="float" office:value="5">
            <text:p>5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51]-[.H39]" office:value-type="float" office:value="0">
            <text:p>0</text:p>
          </table:table-cell>
          <table:table-cell office:value-type="float" office:value="1295.22">
            <text:p>1295.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0]" office:value-type="float" office:value="5">
            <text:p>5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41]" office:value-type="float" office:value="5">
            <text:p>5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8413.68">
            <text:p>8413.68</text:p>
          </table:table-cell>
          <table:table-cell office:value-type="float" office:value="7380.68">
            <text:p>7380.6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54]-[.H42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55]-[.H43]" office:value-type="float" office:value="-1704.5">
            <text:p>-17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44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56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45]" office:value-type="float" office:value="5">
            <text:p>5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57]-[.H4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46]" office:value-type="float" office:value="5">
            <text:p>5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5922.16">
            <text:p>5922.16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47]" office:value-type="float" office:value="5">
            <text:p>5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59]-[.H47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48]"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60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6902.37">
            <text:p>6902.37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1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0">
            <text:p>0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0">
            <text:p>0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0">
            <text:p>0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0">
            <text:p>0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0">
            <text:p>0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0">
            <text:p>0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0">
            <text:p>0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0">
            <text:p>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23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23:32:53.48</dc:date>
    <dc:creator>Bob Harper</dc:creator>
    <meta:editing-duration>P2DT13H1M46S</meta:editing-duration>
    <meta:editing-cycles>283</meta:editing-cycles>
    <meta:generator>OpenOffice/4.1.1$Win32 OpenOffice.org_project/411m6$Build-9775</meta:generator>
    <meta:document-statistic meta:table-count="18" meta:cell-count="12445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